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</style:style>
    <style:style style:name="ce15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Hybri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  <table:table-cell table:number-columns-repeated="3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  <table:table-cell table:number-columns-repeated="10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office:value-type="float" office:value="0.0450133" calcext:value-type="float">
            <text:p>0.0450133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office:value-type="float" office:value="0.0495489" calcext:value-type="float">
            <text:p>0.0495489</text:p>
          </table:table-cell>
          <table:table-cell table:number-columns-repeated="17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table:number-columns-repeated="21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office:value-type="float" office:value="0.0518378" calcext:value-type="float">
            <text:p>0.0518378</text:p>
          </table:table-cell>
          <table:table-cell table:number-columns-repeated="22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5" office:value-type="float" office:value="0.009044" calcext:value-type="float">
            <text:p>0.009044</text:p>
          </table:table-cell>
          <table:table-cell table:style-name="ce5" office:value-type="float" office:value="0.008605" calcext:value-type="float">
            <text:p>0.008605</text:p>
          </table:table-cell>
          <table:table-cell table:style-name="ce5" office:value-type="float" office:value="0.0077671" calcext:value-type="float">
            <text:p>0.0077671</text:p>
          </table:table-cell>
          <table:table-cell table:style-name="ce7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3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8" office:value-type="float" office:value="0.0103475" calcext:value-type="float">
            <text:p>0.0103475</text:p>
          </table:table-cell>
          <table:table-cell table:number-columns-repeated="2"/>
          <table:table-cell table:style-name="ce2" office:value-type="float" office:value="0.0031" calcext:value-type="float">
            <text:p>0.0031</text:p>
          </table:table-cell>
          <table:table-cell table:style-name="ce5" office:value-type="float" office:value="0.009446" calcext:value-type="float">
            <text:p>0.009446</text:p>
          </table:table-cell>
          <table:table-cell table:style-name="ce5" office:value-type="float" office:value="0.0084033" calcext:value-type="float">
            <text:p>0.0084033</text:p>
          </table:table-cell>
          <table:table-cell table:style-name="ce5" office:value-type="float" office:value="0.0079929" calcext:value-type="float">
            <text:p>0.0079929</text:p>
          </table:table-cell>
          <table:table-cell table:style-name="ce7" office:value-type="float" office:value="0.0078013" calcext:value-type="float">
            <text:p>0.0078013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table:style-name="ce5" office:value-type="float" office:value="0.010862" calcext:value-type="float">
            <text:p>0.010862</text:p>
          </table:table-cell>
          <table:table-cell table:style-name="ce5" office:value-type="float" office:value="0.0100833" calcext:value-type="float">
            <text:p>0.0100833</text:p>
          </table:table-cell>
          <table:table-cell table:style-name="ce5" office:value-type="float" office:value="0.0093514" calcext:value-type="float">
            <text:p>0.0093514</text:p>
          </table:table-cell>
          <table:table-cell table:style-name="ce7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3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8" office:value-type="float" office:value="0.0137112" calcext:value-type="float">
            <text:p>0.0137112</text:p>
          </table:table-cell>
          <table:table-cell table:number-columns-repeated="2"/>
          <table:table-cell table:style-name="ce3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8" office:value-type="float" office:value="0.0102187" calcext:value-type="float">
            <text:p>0.0102187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8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3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8" office:value-type="float" office:value="0.0173388" calcext:value-type="float">
            <text:p>0.0173388</text:p>
          </table:table-cell>
          <table:table-cell table:number-columns-repeated="2"/>
          <table:table-cell table:style-name="ce3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8" office:value-type="float" office:value="0.0139337" calcext:value-type="float">
            <text:p>0.0139337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8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3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8" office:value-type="float" office:value="0.0214012" calcext:value-type="float">
            <text:p>0.0214012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8" office:value-type="float" office:value="0.0177163" calcext:value-type="float">
            <text:p>0.0177163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8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3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8" office:value-type="float" office:value="0.026095" calcext:value-type="float">
            <text:p>0.026095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8" office:value-type="float" office:value="0.0219188" calcext:value-type="float">
            <text:p>0.0219188</text:p>
          </table:table-cell>
          <table:table-cell table:number-columns-repeated="2"/>
          <table:table-cell table:style-name="ce3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8" office:value-type="float" office:value="0.0208575" calcext:value-type="float">
            <text:p>0.0208575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5" office:value-type="float" office:value="0.0111422" calcext:value-type="float">
            <text:p>0.0111422</text:p>
          </table:table-cell>
          <table:table-cell table:style-name="ce5" office:value-type="float" office:value="0.0093617" calcext:value-type="float">
            <text:p>0.0093617</text:p>
          </table:table-cell>
          <table:table-cell table:style-name="ce5" office:value-type="float" office:value="0.0084947" calcext:value-type="float">
            <text:p>0.0084947</text:p>
          </table:table-cell>
          <table:table-cell table:style-name="ce7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4" office:value-type="float" office:value="0.0036" calcext:value-type="float">
            <text:p>0.0036</text:p>
          </table:table-cell>
          <table:table-cell table:style-name="ce6" office:value-type="float" office:value="0.02649" calcext:value-type="float">
            <text:p>0.02649</text:p>
          </table:table-cell>
          <table:table-cell table:style-name="ce6" office:value-type="float" office:value="0.0270633" calcext:value-type="float">
            <text:p>0.0270633</text:p>
          </table:table-cell>
          <table:table-cell table:style-name="ce6" office:value-type="float" office:value="0.0284929" calcext:value-type="float">
            <text:p>0.0284929</text:p>
          </table:table-cell>
          <table:table-cell table:style-name="ce9" office:value-type="float" office:value="0.0301325" calcext:value-type="float">
            <text:p>0.0301325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8" office:value-type="float" office:value="0.0262375" calcext:value-type="float">
            <text:p>0.0262375</text:p>
          </table:table-cell>
          <table:table-cell table:number-columns-repeated="2"/>
          <table:table-cell table:style-name="ce3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8" office:value-type="float" office:value="0.0247325" calcext:value-type="float">
            <text:p>0.0247325</text:p>
          </table:table-cell>
          <table:table-cell table:number-columns-repeated="2"/>
          <table:table-cell table:style-name="ce3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8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4" office:value-type="float" office:value="0.0037" calcext:value-type="float">
            <text:p>0.0037</text:p>
          </table:table-cell>
          <table:table-cell table:style-name="ce6" office:value-type="float" office:value="0.026474" calcext:value-type="float">
            <text:p>0.026474</text:p>
          </table:table-cell>
          <table:table-cell table:style-name="ce6" office:value-type="float" office:value="0.027275" calcext:value-type="float">
            <text:p>0.027275</text:p>
          </table:table-cell>
          <table:table-cell table:style-name="ce6" office:value-type="float" office:value="0.0287371" calcext:value-type="float">
            <text:p>0.0287371</text:p>
          </table:table-cell>
          <table:table-cell table:style-name="ce9" office:value-type="float" office:value="0.0303475" calcext:value-type="float">
            <text:p>0.0303475</text:p>
          </table:table-cell>
          <table:table-cell table:number-columns-repeated="2"/>
          <table:table-cell table:style-name="ce4" office:value-type="float" office:value="0.0039" calcext:value-type="float">
            <text:p>0.0039</text:p>
          </table:table-cell>
          <table:table-cell table:style-name="ce6" office:value-type="float" office:value="0.025708" calcext:value-type="float">
            <text:p>0.025708</text:p>
          </table:table-cell>
          <table:table-cell table:style-name="ce6" office:value-type="float" office:value="0.0262717" calcext:value-type="float">
            <text:p>0.0262717</text:p>
          </table:table-cell>
          <table:table-cell table:style-name="ce6" office:value-type="float" office:value="0.0272029" calcext:value-type="float">
            <text:p>0.0272029</text:p>
          </table:table-cell>
          <table:table-cell table:style-name="ce9" office:value-type="float" office:value="0.0283137" calcext:value-type="float">
            <text:p>0.0283137</text:p>
          </table:table-cell>
          <table:table-cell table:number-columns-repeated="2"/>
          <table:table-cell table:style-name="ce3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8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3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8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3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8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4" office:value-type="float" office:value="0.0045" calcext:value-type="float">
            <text:p>0.0045</text:p>
          </table:table-cell>
          <table:table-cell table:style-name="ce6" office:value-type="float" office:value="0.0197489" calcext:value-type="float">
            <text:p>0.0197489</text:p>
          </table:table-cell>
          <table:table-cell table:style-name="ce6" office:value-type="float" office:value="0.0194317" calcext:value-type="float">
            <text:p>0.0194317</text:p>
          </table:table-cell>
          <table:table-cell table:style-name="ce6" office:value-type="float" office:value="0.0200133" calcext:value-type="float">
            <text:p>0.0200133</text:p>
          </table:table-cell>
          <table:table-cell table:style-name="ce9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tau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tau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92429" calcext:value-type="float">
            <text:p>0.0092429</text:p>
          </table:table-cell>
          <table:table-cell office:value-type="float" office:value="0.009105" calcext:value-type="float">
            <text:p>0.009105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0116271" calcext:value-type="float">
            <text:p>0.0116271</text:p>
          </table:table-cell>
          <table:table-cell office:value-type="float" office:value="0.0117313" calcext:value-type="float">
            <text:p>0.0117313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0.014495" calcext:value-type="float">
            <text:p>0.014495</text:p>
          </table:table-cell>
          <table:table-cell office:value-type="float" office:value="0.0145571" calcext:value-type="float">
            <text:p>0.0145571</text:p>
          </table:table-cell>
          <table:table-cell office:value-type="float" office:value="0.0149225" calcext:value-type="float">
            <text:p>0.0149225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181157" calcext:value-type="float">
            <text:p>0.0181157</text:p>
          </table:table-cell>
          <table:table-cell office:value-type="float" office:value="0.0190937" calcext:value-type="float">
            <text:p>0.0190937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0.0239957" calcext:value-type="float">
            <text:p>0.0239957</text:p>
          </table:table-cell>
          <table:table-cell office:value-type="float" office:value="0.025315" calcext:value-type="float">
            <text:p>0.025315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79983" calcext:value-type="float">
            <text:p>0.0279983</text:p>
          </table:table-cell>
          <table:table-cell office:value-type="float" office:value="0.0301557" calcext:value-type="float">
            <text:p>0.0301557</text:p>
          </table:table-cell>
          <table:table-cell office:value-type="float" office:value="0.0318125" calcext:value-type="float">
            <text:p>0.0318125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356733" calcext:value-type="float">
            <text:p>0.0356733</text:p>
          </table:table-cell>
          <table:table-cell office:value-type="float" office:value="0.0381571" calcext:value-type="float">
            <text:p>0.0381571</text:p>
          </table:table-cell>
          <table:table-cell office:value-type="float" office:value="0.0397062" calcext:value-type="float">
            <text:p>0.0397062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041726" calcext:value-type="float">
            <text:p>0.041726</text:p>
          </table:table-cell>
          <table:table-cell office:value-type="float" office:value="0.0443683" calcext:value-type="float">
            <text:p>0.0443683</text:p>
          </table:table-cell>
          <table:table-cell office:value-type="float" office:value="0.0462529" calcext:value-type="float">
            <text:p>0.0462529</text:p>
          </table:table-cell>
          <table:table-cell office:value-type="float" office:value="0.0465262" calcext:value-type="float">
            <text:p>0.0465262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72467" calcext:value-type="float">
            <text:p>0.0572467</text:p>
          </table:table-cell>
          <table:table-cell office:value-type="float" office:value="0.0566357" calcext:value-type="float">
            <text:p>0.0566357</text:p>
          </table:table-cell>
          <table:table-cell office:value-type="float" office:value="0.0535475" calcext:value-type="float">
            <text:p>0.0535475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069064" calcext:value-type="float">
            <text:p>0.069064</text:p>
          </table:table-cell>
          <table:table-cell office:value-type="float" office:value="0.0671033" calcext:value-type="float">
            <text:p>0.0671033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572125" calcext:value-type="float">
            <text:p>0.0572125</text:p>
          </table:table-cell>
          <table:table-cell table:number-columns-repeated="35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15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 table:number-columns-spanned="6" table:number-rows-spanned="1">
            <text:p>a0 EPL</text:p>
          </table:table-cell>
          <table:covered-table-cell table:number-columns-repeated="5" table:style-name="ce14"/>
          <table:table-cell table:number-columns-repeated="2"/>
          <table:table-cell table:style-name="ce11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14"/>
          <table:table-cell table:number-columns-repeated="6"/>
        </table:table-row>
        <table:table-row table:style-name="ro1"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6" table:number-rows-spanned="1">
            <text:p>eta EPL</text:p>
          </table:table-cell>
          <table:covered-table-cell table:number-columns-repeated="5" table:style-name="ce14"/>
          <table:table-cell table:number-columns-repeated="14"/>
        </table:table-row>
        <table:table-row table:style-name="ro1">
          <table:table-cell table:style-name="ce12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15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15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15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92429" calcext:value-type="float">
            <text:p>0.0092429</text:p>
          </table:table-cell>
          <table:table-cell office:value-type="float" office:value="0.009105" calcext:value-type="float">
            <text:p>0.009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0116271" calcext:value-type="float">
            <text:p>0.0116271</text:p>
          </table:table-cell>
          <table:table-cell office:value-type="float" office:value="0.0117313" calcext:value-type="float">
            <text:p>0.0117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0.014495" calcext:value-type="float">
            <text:p>0.014495</text:p>
          </table:table-cell>
          <table:table-cell office:value-type="float" office:value="0.0145571" calcext:value-type="float">
            <text:p>0.0145571</text:p>
          </table:table-cell>
          <table:table-cell office:value-type="float" office:value="0.0149225" calcext:value-type="float">
            <text:p>0.0149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181157" calcext:value-type="float">
            <text:p>0.0181157</text:p>
          </table:table-cell>
          <table:table-cell office:value-type="float" office:value="0.0190937" calcext:value-type="float">
            <text:p>0.0190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0.0239957" calcext:value-type="float">
            <text:p>0.0239957</text:p>
          </table:table-cell>
          <table:table-cell office:value-type="float" office:value="0.025315" calcext:value-type="float">
            <text:p>0.025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79983" calcext:value-type="float">
            <text:p>0.0279983</text:p>
          </table:table-cell>
          <table:table-cell office:value-type="float" office:value="0.0301557" calcext:value-type="float">
            <text:p>0.0301557</text:p>
          </table:table-cell>
          <table:table-cell office:value-type="float" office:value="0.0318125" calcext:value-type="float">
            <text:p>0.0318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356733" calcext:value-type="float">
            <text:p>0.0356733</text:p>
          </table:table-cell>
          <table:table-cell office:value-type="float" office:value="0.0381571" calcext:value-type="float">
            <text:p>0.0381571</text:p>
          </table:table-cell>
          <table:table-cell office:value-type="float" office:value="0.0397062" calcext:value-type="float">
            <text:p>0.03970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1726" calcext:value-type="float">
            <text:p>0.041726</text:p>
          </table:table-cell>
          <table:table-cell office:value-type="float" office:value="0.0443683" calcext:value-type="float">
            <text:p>0.0443683</text:p>
          </table:table-cell>
          <table:table-cell office:value-type="float" office:value="0.0462529" calcext:value-type="float">
            <text:p>0.0462529</text:p>
          </table:table-cell>
          <table:table-cell office:value-type="float" office:value="0.0465262" calcext:value-type="float">
            <text:p>0.0465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72467" calcext:value-type="float">
            <text:p>0.0572467</text:p>
          </table:table-cell>
          <table:table-cell office:value-type="float" office:value="0.0566357" calcext:value-type="float">
            <text:p>0.0566357</text:p>
          </table:table-cell>
          <table:table-cell office:value-type="float" office:value="0.0535475" calcext:value-type="float">
            <text:p>0.0535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9064" calcext:value-type="float">
            <text:p>0.069064</text:p>
          </table:table-cell>
          <table:table-cell office:value-type="float" office:value="0.0671033" calcext:value-type="float">
            <text:p>0.0671033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572125" calcext:value-type="float">
            <text:p>0.0572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8:48:38.364671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20:11:07.342034129</dc:date>
    <meta:editing-duration>P2DT23H28M13S</meta:editing-duration>
    <meta:editing-cycles>428</meta:editing-cycles>
    <meta:generator>LibreOffice/5.1.6.2$Linux_X86_64 LibreOffice_project/10m0$Build-2</meta:generator>
    <meta:document-statistic meta:table-count="3" meta:cell-count="3185" meta:object-count="0"/>
  </office:meta>
</office:document-meta>
</file>